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5316768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653010192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719463728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1934977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53010304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653167680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653167680"/><text:change-start text:change-id="ct653010192"/></text:p>
      <text:p text:style-name="Standard">For more information on format and presentation, see: </text:p>
      <text:list xml:id="list1210573308" text:style-name="L2">
        <text:list-item>
          <text:p text:style-name="P17">OpenLCB Common Information Technical No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653010192"/><text:change text:change-id="ct719463728"/><text:change-start text:change-id="ct653010304"/>External certification of parts shall be accepted for conformance to these standards. Conformance with a later version of a standard shall be accepted as conformance with the referenced versions.<text:change-end text:change-id="ct65301030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4977881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4977896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49778816"/><text:change-start text:change-id="ct649778960"/>OpenLCB-CAN Datagram Transport Standard<text:change-end text:change-id="ct649778960"/></text:p>
      </style:header>
      <style:footer>
        <text:tracked-changes>
          <text:changed-region text:id="ct6498468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4977825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4986432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49846896"/><text:change-start text:change-id="ct649778256"/><text:span text:style-name="MT2">Copyright 2010, by J. Day, D. Harris, B. Jacobsen, and A. Shepherd</text:span><text:change-end text:change-id="ct649778256"/><text:change text:change-id="ct64986432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3:58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1948392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530053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5300555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719488656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text:id="ct653030816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71949976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7194951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949467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19494768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19483920"/><text:change-start text:change-id="ct653005376"/>OpenLCB St<text:change-end text:change-id="ct653005376"/><text:change-start text:change-id="ct653005552"/>andard<text:change-end text:change-id="ct6530055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19488656"/><text:change-start text:change-id="ct653030816"/>OpenLCB-CAN Datagram Transport<text:change-end text:change-id="ct65303081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19499760"/><text:change-start text:change-id="ct719495184"/><text:date style:data-style-name="N37" text:date-value="2010-10-08T17:19:56" text:fixed="true">10/08/10</text:date><text:change-end text:change-id="ct719495184"/></text:p>
            </table:table-cell>
            <table:table-cell table:style-name="Table1.C1" office:value-type="string">
              <text:p text:style-name="MP7"><text:change text:change-id="ct719494672"/><text:change-start text:change-id="ct719494768"/>Preliminary<text:change-end text:change-id="ct719494768"/></text:p>
            </table:table-cell>
          </table:table-row>
        </table:table>
        <text:p text:style-name="Header"/>
      </style:header>
      <style:footer>
        <text:tracked-changes>
          <text:changed-region text:id="ct71840086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981962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1738361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18400864"/><text:change-start text:change-id="ct698196240"/><text:span text:style-name="MT5">10</text:span><text:change-end text:change-id="ct698196240"/><text:span text:style-name="MT5">, by J. Day, D. Harris, B. Jacobsen, </text:span><text:change text:change-id="ct71738361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1T00:53:58">10/11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58</meta:editing-cycles>
    <meta:editing-duration>PT11H58M12S</meta:editing-duration>
    <meta:generator>OpenOffice.org/3.2$Unix OpenOffice.org_project/320m18$Build-9502</meta:generator>
    <dc:date>2010-10-11T00:53:58</dc:date>
    <dc:creator>Bob Jacobsen</dc:creator>
    <meta:keyword>OpenLCB-CAN Datagram Transport</meta:keyword>
    <meta:document-statistic meta:table-count="1" meta:image-count="1" meta:object-count="0" meta:page-count="2" meta:paragraph-count="39" meta:word-count="297" meta:character-count="2005"/>
    <meta:user-defined meta:name="Info 1"/>
    <meta:user-defined meta:name="Info 2"/>
    <meta:user-defined meta:name="Info 3"/>
    <meta:user-defined meta:name="Info 4"/>
  </office:meta>
</office:document-meta>
</file>